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Requirements:</text:p>
      <text:p text:style-name="P1"/>
      <text:p text:style-name="P2">-Services the system provides</text:p>
      <text:p text:style-name="P2"/>
      <text:p text:style-name="P1">System Requirements:</text:p>
      <text:p text:style-name="P1"><text:span text:style-name="T1"/></text:p>
      <text:p text:style-name="P1"><text:span text:style-name="T1">-user req genauer(??!)</text:span></text:p>
      <text:p text:style-name="P1"><text:span text:style-name="T1"/></text:p>
      <text:p text:style-name="P1"><text:span text:style-name="T1"/></text:p>
      <text:p text:style-name="P1">Functional Requirements</text:p>
      <text:p text:style-name="P1"/>
      <text:p text:style-name="P2">-Essentiell</text:p>
      <text:p text:style-name="P2"/>
      <text:p text:style-name="P1">Non-Functional Requirements:</text:p>
      <text:p text:style-name="P1"><text:span text:style-name="T1"/></text:p>
      <text:p text:style-name="P1"><text:span text:style-name="T1">-Nicht so wichtig</text:span></text:p>
      <text:p text:style-name="P1"><text:span text:style-name="T1"/></text:p>
      <text:p text:style-name="P1"><text:span text:style-name="T1"/></text:p>
      <text:p text:style-name="P1">Requirements Document:</text:p>
      <text:p text:style-name="P1"><text:span text:style-name="T1"/></text:p>
      <text:p text:style-name="P1"><text:span text:style-name="T1">-User u. System Requirements</text:span></text:p>
      <text:p text:style-name="P1"><text:span text:style-name="T1">-Not a design layout</text:span></text:p>
      <text:p text:style-name="P1"><text:span text:style-name="T1"/></text:p>
      <text:p text:style-name="P1"><text:span text:style-name="T1"/></text:p>
      <text:p text:style-name="P1">User Cases:</text:p>
      <text:p text:style-name="P1"><text:span text:style-name="T1"/></text:p>
      <text:p text:style-name="P1"><text:span text:style-name="T1">-Arten in denen blabla verwendet wird</text:span></text:p>
      <text:p text:style-name="P1"><text:span text:style-name="T1"/></text:p>
      <text:p text:style-name="P1">User Groups (Stakeholders):</text:p>
      <text:p text:style-name="P2"/>
      <text:p text:style-name="P2">-askldghajfhgkahf ja adklfhglkjadhlfkjsöa öadfjg öa <text:s/>fj aödfg sdö </text:p>
      <text:p text:style-name="P2"/>
      <text:p text:style-name="P1">Difference to design:</text:p>
      <text:p text:style-name="P2"/>
      <text:p text:style-name="P2">Design: </text:p>
      <text:p text:style-name="P2"><text:tab/>-How it´s supposed to happ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1M23S</meta:editing-duration>
    <meta:editing-cycles>9</meta:editing-cycles>
    <meta:generator>OpenOffice.org/3.4.1$Win32 OpenOffice.org_project/341m1$Build-9593</meta:generator>
    <dc:date>2013-11-07T13:34:13.31</dc:date>
    <meta:document-statistic meta:table-count="0" meta:image-count="0" meta:object-count="0" meta:page-count="1" meta:paragraph-count="18" meta:word-count="57" meta:character-count="437"/>
    <meta:user-defined meta:name="Info 1"/>
    <meta:user-defined meta:name="Info 2"/>
    <meta:user-defined meta:name="Info 3"/>
    <meta:user-defined meta:name="Info 4"/>
  </office:meta>
</office:document-meta>
</file>